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 table:number-columns-repeated="13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5.7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58.2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.00.0000</text:date>, <text:time style:data-style-name="N2" text:time-value="18:03:47.21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3T18:05:50.676000000</dc:date>
    <meta:editing-duration>P3DT10H50M51S</meta:editing-duration>
    <meta:editing-cycles>1401</meta:editing-cycles>
    <meta:document-statistic meta:table-count="2" meta:cell-count="6551" meta:object-count="0"/>
  </office:meta>
</office:document-meta>
</file>